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600000295F10391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6.525cm" svg:height="16.76cm" draw:z-index="0"><draw:image xlink:href="Pictures/100000010000041600000295F10391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30:49.196338000</meta:creation-date>
    <dc:date>2026-01-27T12:43:43.569247200</dc:date>
    <meta:editing-duration>PT1H2M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7.2$Windows_X86_64 LibreOffice_project/5cbfd1ab6520636bb5f7b99185aa69bd7456825d</meta:generator>
  </office:meta>
</office:document-meta>
</file>